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5"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4">
      <style:paragraph-properties fo:margin-top="0in" fo:margin-bottom="0in"/>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paragraph-properties fo:margin-top="0in" fo:margin-bottom="0in"/>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style>
    <style:style style:name="P66" style:family="paragraph" style:parent-style-name="Text_20_body" style:list-style-name="L60">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paragraph-properties fo:margin-top="0in" fo:margin-bottom="0in"/>
    </style:style>
    <style:style style:name="P72" style:family="paragraph" style:parent-style-name="Text_20_body" style:list-style-name="L66">
      <style:paragraph-properties fo:margin-top="0in" fo:margin-bottom="0in"/>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 19, 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 or</text:p>
        </text:list-item>
        <text:list-item>
          <text:p text:style-name="P4">law enforcement</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 [go to question 13]</text:p>
        </text:list-item>
        <text:list-item>
          <text:p text:style-name="P10">No [go to question 12]</text:p>
        </text:list-item>
      </text:list>
      <text:h text:style-name="Heading_20_2" text:outline-level="2">Why are you not employed now?</text:h>
      <text:list text:style-name="L11">
        <text:list-item>
          <text:p text:style-name="P11">Retired because of age, or work duration [go to question 46]</text:p>
        </text:list-item>
        <text:list-item>
          <text:p text:style-name="P11">Retired because of invalid status [go to question 46]</text:p>
        </text:list-item>
        <text:list-item>
          <text:p text:style-name="P11">Maternity leave [go to question 46]</text:p>
        </text:list-item>
        <text:list-item>
          <text:p text:style-name="P11">Long leave without salary payments [go to question 46]</text:p>
        </text:list-item>
        <text:list-item>
          <text:p text:style-name="P11">Unemployed [go to question 46]</text:p>
        </text:list-item>
        <text:list-item>
          <text:p text:style-name="P11">Housewife [go to question 46]</text:p>
        </text:list-item>
        <text:list-item>
          <text:p text:style-name="P11">Student [go to question 46]</text:p>
        </text:list-item>
        <text:list-item>
          <text:p text:style-name="P11">Other reason [go to question 46]</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p text:style-name="First_20_paragraph">What was your occupation when you went to work for the first time? Characterize in a most detailed form your specialty and work position.</text:p>
      <text:h text:style-name="Heading_20_2" text:outline-level="2">Wha was your branch of economy then?</text:h>
      <text:list text:style-name="L13">
        <text:list-item>
          <text:p text:style-name="P13">Extraction industry , for instance coal mining or oil extraction</text:p>
        </text:list-item>
        <text:list-item>
          <text:p text:style-name="P13">Processing industry, for instance machine building</text:p>
        </text:list-item>
        <text:list-item>
          <text:p text:style-name="P13">Power production, for instance power station</text:p>
        </text:list-item>
        <text:list-item>
          <text:p text:style-name="P13">Transportation for instance railway or air carrier</text:p>
        </text:list-item>
        <text:list-item>
          <text:p text:style-name="P13">Communication, for instance post office, or telephone station</text:p>
        </text:list-item>
        <text:list-item>
          <text:p text:style-name="P13">Construction</text:p>
        </text:list-item>
        <text:list-item>
          <text:p text:style-name="P13">Agriculture, for instance a kolhoz or an agricultural cooperative 8.Forestry, for instance forest industrial enterprise</text:p>
        </text:list-item>
        <text:list-item>
          <text:p text:style-name="P13">Finances, credit or insurance, for instance banking</text:p>
        </text:list-item>
        <text:list-item>
          <text:p text:style-name="P13">Trade including wholesale or retail</text:p>
        </text:list-item>
        <text:list-item>
          <text:p text:style-name="P13">Services, for instance laundery, repairs</text:p>
        </text:list-item>
        <text:list-item>
          <text:p text:style-name="P13">Communal services, for instance lLocal service office</text:p>
        </text:list-item>
        <text:list-item>
          <text:p text:style-name="P13">Education, for instance a school or an institute</text:p>
        </text:list-item>
        <text:list-item>
          <text:p text:style-name="P13">Health care, for instance a clinic or a hospital</text:p>
        </text:list-item>
        <text:list-item>
          <text:p text:style-name="P13">Science or scientific logistics, for instance a scientific institute</text:p>
        </text:list-item>
        <text:list-item>
          <text:p text:style-name="P13">Culture or leisure provision, for instance a library or a movie house</text:p>
        </text:list-item>
        <text:list-item>
          <text:p text:style-name="P13">Mass media, for instance a newspapaer or a radio</text:p>
        </text:list-item>
        <text:list-item>
          <text:p text:style-name="P13">IT communications and it industry 19, State or municipal offices</text:p>
        </text:list-item>
        <text:list-item>
          <text:p text:style-name="P13">State on the regional level and state. What kind of public sector organization we are working on.</text:p>
        </text:list-item>
        <text:list-item>
          <text:p text:style-name="P13">Public organization, for instance trade unions</text:p>
        </text:list-item>
        <text:list-item>
          <text:p text:style-name="P13">Army or</text:p>
        </text:list-item>
        <text:list-item>
          <text:p text:style-name="P13">law enforcement</text:p>
        </text:list-item>
        <text:list-item>
          <text:p text:style-name="P13">judicial system.</text:p>
        </text:list-item>
        <text:list-item>
          <text:p text:style-name="P13">other</text:p>
        </text:list-item>
      </text:list>
      <text:h text:style-name="Heading_20_2" text:outline-level="2">What is your main occupation at present? Characterize in a most detailed form your specialty and work position.</text:h>
      <text:h text:style-name="Heading_20_2" text:outline-level="2">Have you gotten any retraining?</text:h>
      <text:h text:style-name="Heading_20_2" text:outline-level="2">What is your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2" text:outline-level="2">What is the occupation of your spouse? Characterize her main job in as many details as possible Not necessary??</text:h>
      <text:list text:style-name="L15">
        <text:list-item>
          <text:p text:style-name="Horizontal_20_Line"/>
        </text:list-item>
      </text:list>
      <text:h text:style-name="Heading_20_2" text:outline-level="2">What is his or her occupation’s branch of economy?</text:h>
      <text:list text:style-name="L16">
        <text:list-item>
          <text:p text:style-name="P16">Extraction industry , for instance coal mining or oil extraction</text:p>
        </text:list-item>
        <text:list-item>
          <text:p text:style-name="P16">Processing industry, for instance machine building</text:p>
        </text:list-item>
        <text:list-item>
          <text:p text:style-name="P16">Power production, for instance power station</text:p>
        </text:list-item>
        <text:list-item>
          <text:p text:style-name="P16">Transportation for instance railway or air carrier</text:p>
        </text:list-item>
        <text:list-item>
          <text:p text:style-name="P16">Communication, for instance post office, or telephone station</text:p>
        </text:list-item>
        <text:list-item>
          <text:p text:style-name="P16">Construction</text:p>
        </text:list-item>
        <text:list-item>
          <text:p text:style-name="P16">Agriculture, for instance a kolhoz or an agricultural cooperative 8.Forestry, for instance forest industrial enterprise</text:p>
        </text:list-item>
        <text:list-item>
          <text:p text:style-name="P16">Finances, credit or insurance, for instance banking</text:p>
        </text:list-item>
        <text:list-item>
          <text:p text:style-name="P16">Trade including wholesale or retail</text:p>
        </text:list-item>
        <text:list-item>
          <text:p text:style-name="P16">Services, for instance laundery, repairs</text:p>
        </text:list-item>
        <text:list-item>
          <text:p text:style-name="P16">Communal services, for instance lLocal service office</text:p>
        </text:list-item>
        <text:list-item>
          <text:p text:style-name="P16">Education, for instance a school or an institute</text:p>
        </text:list-item>
        <text:list-item>
          <text:p text:style-name="P16">Health care, for instance a clinic or a hospital</text:p>
        </text:list-item>
        <text:list-item>
          <text:p text:style-name="P16">Science or scientific logistics, for instance a scientific institute</text:p>
        </text:list-item>
        <text:list-item>
          <text:p text:style-name="P16">Culture or leisure provision, for instance a library or a movie house</text:p>
        </text:list-item>
        <text:list-item>
          <text:p text:style-name="P16">Mass media, for instance a newspapaer or a radio</text:p>
        </text:list-item>
        <text:list-item>
          <text:p text:style-name="P16">IT communications and it industry 19, State or municipal offices</text:p>
        </text:list-item>
        <text:list-item>
          <text:p text:style-name="P16">State on the regional level and state. What kind of public sector organization we are working on.</text:p>
        </text:list-item>
        <text:list-item>
          <text:p text:style-name="P16">Public organization, for instance trade unions</text:p>
        </text:list-item>
        <text:list-item>
          <text:p text:style-name="P16">Army or</text:p>
        </text:list-item>
        <text:list-item>
          <text:p text:style-name="P16">law enforcement</text:p>
        </text:list-item>
        <text:list-item>
          <text:p text:style-name="P16">judicial system.</text:p>
        </text:list-item>
        <text:list-item>
          <text:p text:style-name="P16">other</text:p>
        </text:list-item>
      </text:list>
      <text:h text:style-name="Heading_20_2" text:outline-level="2">How did you get this job?</text:h>
      <text:list text:style-name="L17">
        <text:list-item>
          <text:p text:style-name="P17">Appointed by the higher-ups</text:p>
        </text:list-item>
        <text:list-item>
          <text:p text:style-name="P17">Found through an employment agency</text:p>
        </text:list-item>
        <text:list-item>
          <text:p text:style-name="P17">Offered services to various organizations</text:p>
        </text:list-item>
        <text:list-item>
          <text:p text:style-name="P17">Relatives or friends helped me</text:p>
        </text:list-item>
        <text:list-item>
          <text:p text:style-name="P17">Employer found me</text:p>
        </text:list-item>
        <text:list-item>
          <text:p text:style-name="P17">Responded to an ad in a newspaper or a magazine</text:p>
        </text:list-item>
        <text:list-item>
          <text:p text:style-name="P17">Created the job myself</text:p>
        </text:list-item>
        <text:list-item>
          <text:p text:style-name="P17">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8">
        <text:list-item>
          <text:p text:style-name="P18">Permanently employed</text:p>
        </text:list-item>
        <text:list-item>
          <text:p text:style-name="P18">Working on a contract</text:p>
        </text:list-item>
        <text:list-item>
          <text:p text:style-name="P18">Oral agreement</text:p>
        </text:list-item>
        <text:list-item>
          <text:p text:style-name="P18">One time job</text:p>
        </text:list-item>
        <text:list-item>
          <text:p text:style-name="P18">not relevant</text:p>
        </text:list-item>
        <text:list-item>
          <text:p text:style-name="P18">Hard to say</text:p>
        </text:list-item>
      </text:list>
      <text:h text:style-name="Heading_20_2" text:outline-level="2">Now a few words about the organizations where you are currently working. What kind of organization is it? A state, public, private-individual or joint stock company?</text:h>
      <text:list text:style-name="L19">
        <text:list-item>
          <text:p text:style-name="P19">State</text:p>
        </text:list-item>
        <text:list-item>
          <text:p text:style-name="P19">Private</text:p>
        </text:list-item>
        <text:list-item>
          <text:p text:style-name="P19">Foreign company</text:p>
        </text:list-item>
        <text:list-item>
          <text:p text:style-name="P19">other</text:p>
        </text:list-item>
        <text:list-item>
          <text:p text:style-name="P19">not relevant</text:p>
        </text:list-item>
        <text:list-item>
          <text:p text:style-name="P19">Hard to say</text:p>
        </text:list-item>
      </text:list>
      <text:h text:style-name="Heading_20_2" text:outline-level="2">How many people does it employ including those who work all of its affiliations? If you cannot say exactly, just make a guess.</text:h>
      <text:list text:style-name="L20">
        <text:list-item>
          <text:p text:style-name="P20">employees</text:p>
        </text:list-item>
        <text:list-item>
          <text:p text:style-name="P20">hard to say 00000</text:p>
        </text:list-item>
      </text:list>
      <text:h text:style-name="Heading_20_1" text:outline-level="1">Self-employment</text:h>
      <text:h text:style-name="Heading_20_2" text:outline-level="2">Why are you self-employed?</text:h>
      <text:list text:style-name="L21">
        <text:list-item>
          <text:p text:style-name="P21">Personal independence</text:p>
        </text:list-item>
        <text:list-item>
          <text:p text:style-name="P21">Freedom to choose time and place for work</text:p>
        </text:list-item>
        <text:list-item>
          <text:p text:style-name="P21">Chance to use my skills and abilities</text:p>
        </text:list-item>
        <text:list-item>
          <text:p text:style-name="P21">Better incomes</text:p>
        </text:list-item>
        <text:list-item>
          <text:p text:style-name="P21">Lack of alternative employment</text:p>
        </text:list-item>
        <text:list-item>
          <text:p text:style-name="P21">Good prospects for business</text:p>
        </text:list-item>
      </text:list>
      <text:h text:style-name="Heading_20_2" text:outline-level="2">How many persons work in Your enterprise, in addition to You?</text:h>
      <text:list text:style-name="L22">
        <text:list-item>
          <text:p text:style-name="P22">___ persons</text:p>
        </text:list-item>
      </text:list>
      <text:h text:style-name="Heading_20_2" text:outline-level="2">Do you have a second job? –Is this relevant when there is no continuation as to industry of the job or other features?.</text:h>
      <text:list text:style-name="L23">
        <text:list-item>
          <text:p text:style-name="P23">Yes</text:p>
        </text:list-item>
        <text:list-item>
          <text:p text:style-name="P23">No</text:p>
        </text:list-item>
      </text:list>
      <text:h text:style-name="Heading_20_2" text:outline-level="2">Occupation’s branch of economy of your second job?</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 8.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Work autonomy</text:h>
      <text:h text:style-name="Heading_20_2" text:outline-level="2">Does your job allow you to independently decide what to do and how, implement your idea?</text:h>
      <text:list text:style-name="L25">
        <text:list-item>
          <text:p text:style-name="P25">Yes</text:p>
        </text:list-item>
        <text:list-item>
          <text:p text:style-name="P25">No</text:p>
        </text:list-item>
        <text:list-item>
          <text:p text:style-name="P25">hard to say 9</text:p>
        </text:list-item>
      </text:list>
      <text:h text:style-name="Heading_20_2" text:outline-level="2">To what extent can you determine the nature of the product or a service that you produce?</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3" text:outline-level="3">How many hours do you work weekly on the major job?</text:h>
      <text:list text:style-name="L27">
        <text:list-item>
          <text:p text:style-name="P27">____ hours</text:p>
        </text:list-item>
      </text:list>
      <text:h text:style-name="Heading_20_2" text:outline-level="2">To what extent can you determine the pace and time of your work?</text:h>
      <text:list text:style-name="L28">
        <text:list-item>
          <text:p text:style-name="P28">To a great extent 3</text:p>
        </text:list-item>
        <text:list-item>
          <text:p text:style-name="P28">Partially yes, partially no 2</text:p>
        </text:list-item>
        <text:list-item>
          <text:p text:style-name="P28">To a small extent 1</text:p>
        </text:list-item>
        <text:list-item>
          <text:p text:style-name="P28">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29">
        <text:list-item>
          <text:p text:style-name="P29">When to come to work 1 2 3 9</text:p>
        </text:list-item>
        <text:list-item>
          <text:p text:style-name="P29">When to leave work 1 2 3 9</text:p>
        </text:list-item>
        <text:list-item>
          <text:p text:style-name="P29">When to take a one day paid leave 1 2 3 9</text:p>
        </text:list-item>
        <text:list-item>
          <text:p text:style-name="P29">Which tasks to fulfill 1 2 3 9</text:p>
        </text:list-item>
        <text:list-item>
          <text:p text:style-name="P29">When to slow the pace of work 1 2 3 9</text:p>
        </text:list-item>
        <text:list-item>
          <text:p text:style-name="P29">When to take a summer leave 1 2 3 9</text:p>
        </text:list-item>
      </text:list>
      <text:h text:style-name="Heading_20_1" text:outline-level="1">Decision-making</text:h>
      <text:h text:style-name="Heading_20_2" text:outline-level="2">To which of the following categories do you belong?</text:h>
      <text:list text:style-name="L30">
        <text:list-item>
          <text:p text:style-name="P30">Manager of other managers [go to question 35]</text:p>
        </text:list-item>
        <text:list-item>
          <text:p text:style-name="P30">Manager of ordinary workers [go to question 35]</text:p>
        </text:list-item>
        <text:list-item>
          <text:p text:style-name="P30">Ordinary worker [go to question 36]</text:p>
        </text:list-item>
        <text:list-item>
          <text:p text:style-name="P30">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1">
        <text:list-item>
          <text:p text:style-name="P31">___ persons</text:p>
        </text:list-item>
      </text:list>
      <text:h text:style-name="Heading_20_2" text:outline-level="2">Imagine a managerial ladder of six rungs? The highest rung is occupied by director of the enterprise; the lowest is occupied by an ordinary worker?</text:h>
      <text:list text:style-name="L32">
        <text:list-item>
          <text:p text:style-name="P32">Director</text:p>
        </text:list-item>
        <text:list-item>
          <text:p text:style-name="P32">Lower than director, but higher than shop or department head</text:p>
        </text:list-item>
        <text:list-item>
          <text:p text:style-name="P32">Shop or a big department head</text:p>
        </text:list-item>
        <text:list-item>
          <text:p text:style-name="P32">Lower than the shop or department head, but higher than a supervisor</text:p>
        </text:list-item>
        <text:list-item>
          <text:p text:style-name="P32">Lowest level of supervision</text:p>
        </text:list-item>
        <text:list-item>
          <text:p text:style-name="P32">Ordinary worker</text:p>
        </text:list-item>
        <text:list-item>
          <text:p text:style-name="P32">Not applicable</text:p>
        </text:list-item>
        <text:list-item>
          <text:p text:style-name="P32">Hard to say</text:p>
        </text:list-item>
      </text:list>
      <text:h text:style-name="Heading_20_2" text:outline-level="2">Is it part of your main job responsibilities to allocate work tasks to other people?</text:h>
      <text:list text:style-name="L33">
        <text:list-item>
          <text:p text:style-name="P33">Yes</text:p>
        </text:list-item>
        <text:list-item>
          <text:p text:style-name="P33">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4">
        <text:list-item>
          <text:p text:style-name="P34">Yes</text:p>
        </text:list-item>
        <text:list-item>
          <text:p text:style-name="P34">No</text:p>
        </text:list-item>
      </text:list>
      <text:h text:style-name="Heading_20_2" text:outline-level="2">Have you been dismissed from a job since 2008?</text:h>
      <text:list text:style-name="L35">
        <text:list-item>
          <text:p text:style-name="P35">Yes</text:p>
        </text:list-item>
        <text:list-item>
          <text:p text:style-name="P35">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6">
        <text:list-item>
          <text:p text:style-name="P36">I got a compensation or financial assistance form the employer 2 .Took up petty trade</text:p>
        </text:list-item>
        <text:list-item>
          <text:p text:style-name="P36">Got assistance from the state or local authorities</text:p>
        </text:list-item>
        <text:list-item>
          <text:p text:style-name="P36">Did occasional jobs</text:p>
        </text:list-item>
        <text:list-item>
          <text:p text:style-name="P36">Made some goods for sale</text:p>
        </text:list-item>
        <text:list-item>
          <text:p text:style-name="P36">Lived off my savings</text:p>
        </text:list-item>
        <text:list-item>
          <text:p text:style-name="P36">Got material assistance from my friends or relatives</text:p>
        </text:list-item>
        <text:list-item>
          <text:p text:style-name="P36">Lived off my land plot</text:p>
        </text:list-item>
        <text:list-item>
          <text:p text:style-name="P36">Other</text:p>
        </text:list-item>
      </text:list>
      <text:h text:style-name="Heading_20_2" text:outline-level="2">Is there a trade-union organization at your enterprise?</text:h>
      <text:list text:style-name="L37">
        <text:list-item>
          <text:p text:style-name="P37">Yes</text:p>
        </text:list-item>
        <text:list-item>
          <text:p text:style-name="P37">No</text:p>
        </text:list-item>
      </text:list>
      <text:h text:style-name="Heading_20_2" text:outline-level="2">Are you a member of a trade union?</text:h>
      <text:list text:style-name="L38">
        <text:list-item>
          <text:p text:style-name="P38">Yes</text:p>
        </text:list-item>
        <text:list-item>
          <text:p text:style-name="P38">No</text:p>
        </text:list-item>
      </text:list>
      <text:h text:style-name="Heading_20_3" text:outline-level="3">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9">
        <text:list-item>
          <text:p text:style-name="P39">Trade-unions are important for the defending the interests of the employees</text:p>
        </text:list-item>
        <text:list-item>
          <text:p text:style-name="P39">Trade-unions are important if they work as partners with the employers</text:p>
        </text:list-item>
        <text:list-item>
          <text:p text:style-name="P39">Trade-unions should influence only to issues of work-conditions, but not wages</text:p>
        </text:list-item>
        <text:list-item>
          <text:p text:style-name="P39">Trade-unions are just tools in the hands of the management</text:p>
        </text:list-item>
        <text:list-item>
          <text:p text:style-name="P39">Trade-unions are not necessary in the modern world</text:p>
        </text:list-item>
        <text:list-item>
          <text:p text:style-name="P39">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0">
        <text:list-item>
          <text:p text:style-name="P40">Single</text:p>
        </text:list-item>
        <text:list-item>
          <text:p text:style-name="P40">Married</text:p>
        </text:list-item>
        <text:list-item>
          <text:p text:style-name="P40">Married by live separately</text:p>
        </text:list-item>
        <text:list-item>
          <text:p text:style-name="P40">Lived in an unregistered union</text:p>
        </text:list-item>
        <text:list-item>
          <text:p text:style-name="P40">Divorced</text:p>
        </text:list-item>
        <text:list-item>
          <text:p text:style-name="P40">Widowed</text:p>
        </text:list-item>
        <text:list-item>
          <text:p text:style-name="P40">Do not want to answer</text:p>
        </text:list-item>
        <text:list-item>
          <text:p text:style-name="P40">Other (What it might be??)</text:p>
        </text:list-item>
      </text:list>
      <text:h text:style-name="Heading_20_2" text:outline-level="2">Do you have children?</text:h>
      <text:list text:style-name="L41">
        <text:list-item>
          <text:p text:style-name="P41">Yes [go to question 48]</text:p>
        </text:list-item>
        <text:list-item>
          <text:p text:style-name="P41">No [go to question 49]</text:p>
        </text:list-item>
      </text:list>
      <text:h text:style-name="Heading_20_2" text:outline-level="2">How many children do you have?</text:h>
      <text:list text:style-name="L42">
        <text:list-item>
          <text:p text:style-name="P42">One</text:p>
        </text:list-item>
        <text:list-item>
          <text:p text:style-name="P42">Two</text:p>
        </text:list-item>
        <text:list-item>
          <text:p text:style-name="P42">Three</text:p>
        </text:list-item>
        <text:list-item>
          <text:p text:style-name="P42">Four</text:p>
        </text:list-item>
        <text:list-item>
          <text:p text:style-name="P42">More than four</text:p>
        </text:list-item>
      </text:list>
      <text:h text:style-name="Heading_20_2" text:outline-level="2">How many children do you have under age 18?</text:h>
      <text:list text:style-name="L43">
        <text:list-item>
          <text:p text:style-name="P43">One</text:p>
        </text:list-item>
        <text:list-item>
          <text:p text:style-name="P43">Two</text:p>
        </text:list-item>
        <text:list-item>
          <text:p text:style-name="P43">Three</text:p>
        </text:list-item>
        <text:list-item>
          <text:p text:style-name="P43">Four</text:p>
        </text:list-item>
        <text:list-item>
          <text:p text:style-name="P43">More than four</text:p>
        </text:list-item>
      </text:list>
      <text:h text:style-name="Heading_20_2" text:outline-level="2">How many members of your family lives under the same roof with you?</text:h>
      <text:list text:style-name="L44">
        <text:list-item>
          <text:p text:style-name="P44">___ persons</text:p>
        </text:list-item>
      </text:list>
      <text:h text:style-name="Heading_20_2" text:outline-level="2">How often do you spend time on the following pastimes? Do it every day, every week, every month, three to six times a year, less frequently, never.</text:h>
      <text:list text:style-name="L45">
        <text:list-item>
          <text:p text:style-name="P45">Going to a concert or theater</text:p>
        </text:list-item>
        <text:list-item>
          <text:p text:style-name="P45">Going to libraries</text:p>
        </text:list-item>
        <text:list-item>
          <text:p text:style-name="P45">Going to a restaurants, café, bar, pub</text:p>
        </text:list-item>
        <text:list-item>
          <text:p text:style-name="P45">Visiting friends, receiving guests</text:p>
        </text:list-item>
        <text:list-item>
          <text:p text:style-name="P45">Going to the cinema</text:p>
        </text:list-item>
        <text:list-item>
          <text:p text:style-name="P45">Taking up sports, training</text:p>
        </text:list-item>
        <text:list-item>
          <text:p text:style-name="P45">Drinking in the company of friends</text:p>
        </text:list-item>
        <text:list-item>
          <text:p text:style-name="P45">Spending time in outdoors</text:p>
        </text:list-item>
        <text:list-item>
          <text:p text:style-name="P45">spending time at social media</text:p>
        </text:list-item>
        <text:list-item>
          <text:p text:style-name="P45">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6">
        <text:list-item>
          <text:p text:style-name="P46">Individual piece rate</text:p>
        </text:list-item>
        <text:list-item>
          <text:p text:style-name="P46">Collective piece rate</text:p>
        </text:list-item>
        <text:list-item>
          <text:p text:style-name="P46">Time wage</text:p>
        </text:list-item>
        <text:list-item>
          <text:p text:style-name="P46">Fixed salary</text:p>
        </text:list-item>
        <text:list-item>
          <text:p text:style-name="P46">Pay depends on sales or profits/commission</text:p>
        </text:list-item>
        <text:list-item>
          <text:p text:style-name="P46">other</text:p>
        </text:list-item>
      </text:list>
      <text:h text:style-name="Heading_20_2" text:outline-level="2">How often did you get bonus in the 12 months?</text:h>
      <text:list text:style-name="L47">
        <text:list-item>
          <text:p text:style-name="P47">____ n of times</text:p>
        </text:list-item>
      </text:list>
      <text:h text:style-name="Heading_20_2" text:outline-level="2">On what does the bonus depend on?</text:h>
      <text:list text:style-name="L48">
        <text:list-item>
          <text:p text:style-name="P48">How well I personally work</text:p>
        </text:list-item>
        <text:list-item>
          <text:p text:style-name="P48">How well our work collective works</text:p>
        </text:list-item>
        <text:list-item>
          <text:p text:style-name="P48">The profitability of the enterprise</text:p>
        </text:list-item>
        <text:list-item>
          <text:p text:style-name="P48">Attitude of the management</text:p>
        </text:list-item>
        <text:list-item>
          <text:p text:style-name="P48">It is a fixed part of the payment</text:p>
        </text:list-item>
        <text:list-item>
          <text:p text:style-name="P48">Not relevant</text:p>
        </text:list-item>
        <text:list-item>
          <text:p text:style-name="P48">Don't know</text:p>
        </text:list-item>
      </text:list>
      <text:h text:style-name="Heading_20_2" text:outline-level="2">What is your aggregate monthly income including income from all sources? Put it in rubles.</text:h>
      <text:list text:style-name="L49">
        <text:list-item>
          <text:p text:style-name="P49">____ rubles</text:p>
        </text:list-item>
      </text:list>
      <text:h text:style-name="Heading_20_2" text:outline-level="2">What is your family’s aggregate monthly income from all sources? Put it in rubles.</text:h>
      <text:list text:style-name="L50">
        <text:list-item>
          <text:p text:style-name="P50">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1">
        <text:list-item>
          <text:p text:style-name="P51">Unemployment benefits<text:line-break/></text:p>
        </text:list-item>
        <text:list-item>
          <text:p text:style-name="P51">Children support subsidy</text:p>
        </text:list-item>
        <text:list-item>
          <text:p text:style-name="P51">Communal payment rebate</text:p>
        </text:list-item>
        <text:list-item>
          <text:p text:style-name="P51">Allowance for the handicapped</text:p>
        </text:list-item>
        <text:list-item>
          <text:p text:style-name="P51">Pensions</text:p>
        </text:list-item>
        <text:list-item>
          <text:p text:style-name="P51">Free medication</text:p>
        </text:list-item>
        <text:list-item>
          <text:p text:style-name="P51">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2">
        <text:list-item>
          <text:p text:style-name="P52">We cannot make ends meet. There is not enough money even for food 1</text:p>
        </text:list-item>
        <text:list-item>
          <text:p text:style-name="P52">We have money only for food, the purchase of clothes is a problem 2</text:p>
        </text:list-item>
        <text:list-item>
          <text:p text:style-name="P52">We are able to buy food. We can also buy clothes, if we stick to cheap kind. However, we have a problem when there is a need to buy durables such as a TV set or a refrigerator 3</text:p>
        </text:list-item>
        <text:list-item>
          <text:p text:style-name="P52">We have enough money for food. We can also buy good expensive clothes. If we save money, we can buy durables, but things that are really expensive such as a summer cottage or a car are beyond our means 4</text:p>
        </text:list-item>
        <text:list-item>
          <text:p text:style-name="P52">We can buy durables without any problems. If we save, we can buy an Inexpensive car or a modest summer home. However we do not have a chance to go for really expensive things such as a n apartment or a modern house. 5</text:p>
        </text:list-item>
        <text:list-item>
          <text:p text:style-name="P52">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3">
        <text:list-item>
          <text:p text:style-name="P53">Significantly improved 5 4.Improved 4</text:p>
        </text:list-item>
        <text:list-item>
          <text:p text:style-name="P53">Did not change 3</text:p>
        </text:list-item>
        <text:list-item>
          <text:p text:style-name="P53">Worsened 2</text:p>
        </text:list-item>
        <text:list-item>
          <text:p text:style-name="P53">Significantly worsened 1</text:p>
        </text:list-item>
        <text:list-item>
          <text:p text:style-name="P53">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4">Significantly improve <text:s text:c="3"/>5</text:p>
      <text:p text:style-name="P55">Somewhat improve <text:s text:c="3"/>4</text:p>
      <text:p text:style-name="P56">Will not change <text:s text:c="3"/>3</text:p>
      <text:p text:style-name="P57">Somewhat worsen <text:s text:c="3"/>2</text:p>
      <text:p text:style-name="P58">Significantly worsen <text:s text:c="3"/>1</text:p>
      <text:p text:style-name="P59">Hard to say <text:s text:c="3"/>9</text:p>
      <text:h text:style-name="Heading_20_2" text:outline-level="2">What are home conditions at the place where you are living permanently? Choose one option of the listed below.</text:h>
      <text:list text:style-name="L54">
        <text:list-item>
          <text:p text:style-name="P60">One’s own house</text:p>
        </text:list-item>
        <text:list-item>
          <text:p text:style-name="P60">A single room apartment 2</text:p>
        </text:list-item>
        <text:list-item>
          <text:p text:style-name="P60">A two room apartment 3</text:p>
        </text:list-item>
        <text:list-item>
          <text:p text:style-name="P60">A three room apartment 4</text:p>
        </text:list-item>
        <text:list-item>
          <text:p text:style-name="P60">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5">
        <text:list-item>
          <text:p text:style-name="P61">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daily</text:p>
            </table:table-cell>
            <table:table-cell table:style-name="Table12.A1" office:value-type="string">
              <text:p text:style-name="Table_20_Heading">few times a week</text:p>
            </table:table-cell>
            <table:table-cell table:style-name="Table12.A1" office:value-type="string">
              <text:p text:style-name="Table_20_Heading">weekly</text:p>
            </table:table-cell>
            <table:table-cell table:style-name="Table12.A1" office:value-type="string">
              <text:p text:style-name="Table_20_Heading">monthly</text:p>
            </table:table-cell>
            <table:table-cell table:style-name="Table12.A1" office:value-type="string">
              <text:p text:style-name="Table_20_Heading">not at all</text:p>
            </table:table-cell>
            <table:table-cell table:style-name="Table12.A1" office:value-type="string">
              <text:p text:style-name="Table_20_Heading">not applicaple</text:p>
            </table:table-cell>
          </table:table-row>
        </table:table-header-rows>
        <table:table-row>
          <table:table-cell table:style-name="Table12.A1" office:value-type="string">
            <text:p text:style-name="Table_20_Contents">5</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9</text:p>
          </table:table-cell>
        </table:table-row>
      </table:table>
      <text:list text:style-name="L56">
        <text:list-item>
          <text:p text:style-name="P62">facebook</text:p>
        </text:list-item>
        <text:list-item>
          <text:p text:style-name="P62">vkontakte</text:p>
        </text:list-item>
        <text:list-item>
          <text:p text:style-name="P62">twitter</text:p>
        </text:list-item>
        <text:list-item>
          <text:p text:style-name="P62">live journal</text:p>
        </text:list-item>
      </text:list>
      <text:h text:style-name="Heading_20_2" text:outline-level="2">What do you use your smart phone for? Apart from</text:h>
      <text:list text:style-name="L57">
        <text:list-item>
          <text:p text:style-name="P63">taking photo</text:p>
        </text:list-item>
        <text:list-item>
          <text:p text:style-name="P63">listen to music</text:p>
        </text:list-item>
        <text:list-item>
          <text:p text:style-name="P63">watch movies</text:p>
        </text:list-item>
        <text:list-item>
          <text:p text:style-name="P63">reading books</text:p>
        </text:list-item>
        <text:list-item>
          <text:p text:style-name="P63">sending messages</text:p>
        </text:list-item>
        <text:list-item>
          <text:p text:style-name="P63">facebooking</text:p>
        </text:list-item>
        <text:list-item>
          <text:p text:style-name="P63">make phone calls</text:p>
        </text:list-item>
        <text:list-item>
          <text:p text:style-name="P63">using it as a navigator</text:p>
        </text:list-item>
        <text:list-item>
          <text:p text:style-name="P63">as a</text:p>
        </text:list-item>
      </text:list>
      <text:h text:style-name="Heading_20_2" text:outline-level="2">What is your primary device to access internet</text:h>
      <text:list text:style-name="L58">
        <text:list-item>
          <text:p text:style-name="P64">desktop computer</text:p>
        </text:list-item>
        <text:list-item>
          <text:p text:style-name="P64">laptop computer</text:p>
        </text:list-item>
        <text:list-item>
          <text:p text:style-name="P64">smartphone</text:p>
        </text:list-item>
        <text:list-item>
          <text:p text:style-name="P6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59">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0">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1">
        <text:list-item>
          <text:p text:style-name="P67">Newspapers became too expensive 1</text:p>
        </text:list-item>
        <text:list-item>
          <text:p text:style-name="P67">Things they write about are not interesting for me 2</text:p>
        </text:list-item>
        <text:list-item>
          <text:p text:style-name="P67">TV is enough for me 3</text:p>
        </text:list-item>
        <text:list-item>
          <text:p text:style-name="P67">Radio is enough for me 4</text:p>
        </text:list-item>
        <text:list-item>
          <text:p text:style-name="P67">Internet is enough for me 5</text:p>
        </text:list-item>
        <text:list-item>
          <text:p text:style-name="P67">Free-distributed press is enough for me 6</text:p>
        </text:list-item>
        <text:list-item>
          <text:p text:style-name="P67">Weeklies or monthlies are enough for me 7</text:p>
        </text:list-item>
        <text:list-item>
          <text:p text:style-name="P67">Newspapers are badly delivered 8</text:p>
        </text:list-item>
        <text:list-item>
          <text:p text:style-name="P67">Newspapers are stolen from my post box 9</text:p>
        </text:list-item>
        <text:list-item>
          <text:p text:style-name="P67">I have not time for this 10</text:p>
        </text:list-item>
        <text:list-item>
          <text:p text:style-name="P67">They do not have information that I need 11</text:p>
        </text:list-item>
        <text:list-item>
          <text:p text:style-name="P6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6">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7">scale:</text:span></text:p>
      <table:table table:name="Table13" table:style-name="Table13">
        <table:table-column table:style-name="Table13.A"/>
        <table:table-column table:style-name="Table13.B"/>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row>
      </table:table>
      <text:list text:style-name="L62">
        <text:list-item>
          <text:p text:style-name="P68">Signed a petition or an address</text:p>
        </text:list-item>
        <text:list-item>
          <text:p text:style-name="P68">Participated in congresses or conferences of public organizations</text:p>
        </text:list-item>
        <text:list-item>
          <text:p text:style-name="P68">Took part in strikes</text:p>
        </text:list-item>
        <text:list-item>
          <text:p text:style-name="P68">Participated in demonstrations or marches of protest</text:p>
        </text:list-item>
        <text:list-item>
          <text:p text:style-name="P68">Took part in rallies</text:p>
        </text:list-item>
        <text:list-item>
          <text:p text:style-name="P68">Wrote a letter to a newspaper</text:p>
        </text:list-item>
        <text:list-item>
          <text:p text:style-name="P68">Took part in an electoral campaign in the team of a candidate</text:p>
        </text:list-item>
        <text:list-item>
          <text:p text:style-name="P68">Voted in local elections</text:p>
        </text:list-item>
      </text:list>
      <text:h text:style-name="Heading_20_2" text:outline-level="2">Are you a member of a party or a social movement?</text:h>
      <text:list text:style-name="L63">
        <text:list-item>
          <text:p text:style-name="P69">Yes 1 [go to question 82]</text:p>
        </text:list-item>
        <text:list-item>
          <text:p text:style-name="P69">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8">sca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ticipate</text:p>
            </table:table-cell>
            <table:table-cell table:style-name="Table14.A1" office:value-type="string">
              <text:p text:style-name="Table_20_Heading">Formally belong, but do not participate</text:p>
            </table:table-cell>
            <table:table-cell table:style-name="Table14.A1" office:value-type="string">
              <text:p text:style-name="Table_20_Heading">Do not belong, and do not participat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299">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Fully trust</text:p>
            </table:table-cell>
            <table:table-cell table:style-name="Table15.A1" office:value-type="string">
              <text:p text:style-name="Table_20_Heading">Mainly trust</text:p>
            </table:table-cell>
            <table:table-cell table:style-name="Table15.A1" office:value-type="string">
              <text:p text:style-name="Table_20_Heading">Partially</text:p>
            </table:table-cell>
            <table:table-cell table:style-name="Table15.A1" office:value-type="string">
              <text:p text:style-name="Table_20_Heading">Mainly distrust</text:p>
            </table:table-cell>
            <table:table-cell table:style-name="Table15.A1" office:value-type="string">
              <text:p text:style-name="Table_20_Heading">Completely distrust</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64">
        <text:list-item>
          <text:p text:style-name="P70">Council of the Federation</text:p>
        </text:list-item>
        <text:list-item>
          <text:p text:style-name="P70">State Duma</text:p>
        </text:list-item>
        <text:list-item>
          <text:p text:style-name="P70">President of Russia</text:p>
        </text:list-item>
        <text:list-item>
          <text:p text:style-name="P70">Government of Russia</text:p>
        </text:list-item>
        <text:list-item>
          <text:p text:style-name="P70">Regional administration</text:p>
        </text:list-item>
        <text:list-item>
          <text:p text:style-name="P70">Municipal, village administration</text:p>
        </text:list-item>
        <text:list-item>
          <text:p text:style-name="P70">Russian orthodox church</text:p>
        </text:list-item>
        <text:list-item>
          <text:p text:style-name="P70">Army</text:p>
        </text:list-item>
        <text:list-item>
          <text:p text:style-name="P70">Courts 10.Police 11.Trade unions 12.Television 13.Newspapers 14.Banks 15.Entrepreneurs</text:p>
        </text:list-item>
        <text:list-item>
          <text:p text:style-name="P70">Your sources of information in internet</text:p>
        </text:list-item>
      </text:list>
      <text:h text:style-name="Heading_20_2" text:outline-level="2">How often you think that people would try to take advantage of you if they got the chance, and how often they try to be fair?</text:h>
      <text:list text:style-name="L65">
        <text:list-item>
          <text:p text:style-name="P71">Try to take advantage almost all of the time</text:p>
        </text:list-item>
        <text:list-item>
          <text:p text:style-name="P71">Try to take advantage most of the time</text:p>
        </text:list-item>
        <text:list-item>
          <text:p text:style-name="P71">Try to be fair most of the time</text:p>
        </text:list-item>
        <text:list-item>
          <text:p text:style-name="P71">Try to be fair almost all of the time</text:p>
        </text:list-item>
        <text:list-item>
          <text:p text:style-name="P71">Can’t choose</text:p>
        </text:list-item>
      </text:list>
      <text:h text:style-name="Heading_20_2" text:outline-level="2">Generally speaking, would you say that people can be trusted or distrusted?</text:h>
      <text:list text:style-name="L66">
        <text:list-item>
          <text:p text:style-name="P72">People can always be trusted</text:p>
        </text:list-item>
        <text:list-item>
          <text:p text:style-name="P72">Most people can be trusted most of the time</text:p>
        </text:list-item>
        <text:list-item>
          <text:p text:style-name="P72">Some can be trusted, some cannot</text:p>
        </text:list-item>
        <text:list-item>
          <text:p text:style-name="P72">Most of the people cannot be trusted</text:p>
        </text:list-item>
        <text:list-item>
          <text:p text:style-name="P72">You can't trust people</text:p>
        </text:list-item>
        <text:list-item>
          <text:p text:style-name="P72">Can’t choose</text:p>
        </text:list-item>
      </text:list>
      <text:h text:style-name="Heading_20_2" text:outline-level="2">In general, how satisfied You are in</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ompletely satisfied</text:p>
            </table:table-cell>
            <table:table-cell table:style-name="Table16.A1" office:value-type="string">
              <text:p text:style-name="Table_20_Heading">satisfied</text:p>
            </table:table-cell>
            <table:table-cell table:style-name="Table16.A1" office:value-type="string">
              <text:p text:style-name="Table_20_Heading">Not satisfied nor unsatisfied</text:p>
            </table:table-cell>
            <table:table-cell table:style-name="Table16.A1" office:value-type="string">
              <text:p text:style-name="Table_20_Heading">unsatisfied</text:p>
            </table:table-cell>
            <table:table-cell table:style-name="Table16.A1" office:value-type="string">
              <text:p text:style-name="Table_20_Heading">Completely unsatisfied</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4</text:p>
          </table:table-cell>
          <table:table-cell table:style-name="Table16.A1" office:value-type="string">
            <text:p text:style-name="Table_20_Contents">5</text:p>
          </table:table-cell>
          <table:table-cell table:style-name="Table16.A1" office:value-type="string">
            <text:p text:style-name="Table_20_Contents">9</text:p>
          </table:table-cell>
        </table:table-row>
      </table:table>
      <text:list text:style-name="L67">
        <text:list-item>
          <text:p text:style-name="P73">the health care?</text:p>
        </text:list-item>
        <text:list-item>
          <text:p text:style-name="P73">educational system ?</text:p>
        </text:list-item>
        <text:list-item>
          <text:p text:style-name="P73">the way in which the government takes care of its duties?</text:p>
        </text:list-item>
        <text:list-item>
          <text:p text:style-name="P73">the way in which the Duma takes care of its duties?</text:p>
        </text:list-item>
        <text:list-item>
          <text:p text:style-name="P73">the way in which the President takes care of its duties?</text:p>
        </text:list-item>
        <text:list-item>
          <text:p text:style-name="P73">how politicians functions in Russia?</text:p>
        </text:list-item>
      </text:list>
      <text:h text:style-name="Heading_20_2" text:outline-level="2">Do you agree or disagree with following statements? (Scale 1-5 + 9)</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agree</text:p>
            </table:table-cell>
            <table:table-cell table:style-name="Table17.A1" office:value-type="string">
              <text:p text:style-name="Table_20_Heading">Agree</text:p>
            </table:table-cell>
            <table:table-cell table:style-name="Table17.A1" office:value-type="string">
              <text:p text:style-name="Table_20_Heading">Not agree nor disagree</text:p>
            </table:table-cell>
            <table:table-cell table:style-name="Table17.A1" office:value-type="string">
              <text:p text:style-name="Table_20_Heading">Disagree</text:p>
            </table:table-cell>
            <table:table-cell table:style-name="Table17.A1" office:value-type="string">
              <text:p text:style-name="Table_20_Heading">Completely disagree</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68">
        <text:list-item>
          <text:p text:style-name="P74">Income differences are too large in this country</text:p>
        </text:list-item>
        <text:list-item>
          <text:p text:style-name="P74">The government should provide decent standard of living for unemployed</text:p>
        </text:list-item>
        <text:list-item>
          <text:p text:style-name="P74">The government should spend less on benefits for the poor</text:p>
        </text:list-item>
        <text:list-item>
          <text:p text:style-name="P74">People should take more care of themselves</text:p>
        </text:list-item>
        <text:list-item>
          <text:p text:style-name="P74">People like me cannot influence what the government does</text:p>
        </text:list-item>
        <text:list-item>
          <text:p text:style-name="P74">Business should have more influence on how things are developing in society</text:p>
        </text:list-item>
        <text:list-item>
          <text:p text:style-name="P74">Interesting job is more important than money</text:p>
        </text:list-item>
        <text:list-item>
          <text:p text:style-name="P74">Country can only develope if it has good institutions like just courts and honest police and so on</text:p>
        </text:list-item>
        <text:list-item>
          <text:p text:style-name="P74">A few strong leaders can do more for the country than all laws and demonstrations</text:p>
        </text:list-item>
        <text:list-item>
          <text:p text:style-name="P74">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69">
        <text:list-item>
          <text:p text:style-name="P75">Because they have been unlucky</text:p>
        </text:list-item>
        <text:list-item>
          <text:p text:style-name="P75">Because of laziness and lack of willpower</text:p>
        </text:list-item>
        <text:list-item>
          <text:p text:style-name="P75">Because of injustice in our society</text:p>
        </text:list-item>
        <text:list-item>
          <text:p text:style-name="P75">It is an inevitable part of modern life</text:p>
        </text:list-item>
      </text:list>
      <text:h text:style-name="Heading_20_1" text:outline-level="1">Values and convictions</text:h>
      <text:h text:style-name="Heading_20_2" text:outline-level="2">Are you a believer?</text:h>
      <text:list text:style-name="L70">
        <text:list-item>
          <text:p text:style-name="P76">Yes</text:p>
        </text:list-item>
        <text:list-item>
          <text:p text:style-name="P76">No</text:p>
        </text:list-item>
      </text:list>
      <text:h text:style-name="Heading_20_2" text:outline-level="2">To which confession do you belong?</text:h>
      <text:list text:style-name="L71">
        <text:list-item>
          <text:p text:style-name="P77">Orthodox</text:p>
        </text:list-item>
        <text:list-item>
          <text:p text:style-name="P77">Islam</text:p>
        </text:list-item>
        <text:list-item>
          <text:p text:style-name="P77">Protestantism</text:p>
        </text:list-item>
        <text:list-item>
          <text:p text:style-name="P77">Catholism</text:p>
        </text:list-item>
        <text:list-item>
          <text:p text:style-name="P77">Baptism</text:p>
        </text:list-item>
        <text:list-item>
          <text:p text:style-name="P77">Jewish<text:line-break/></text:p>
        </text:list-item>
        <text:list-item>
          <text:p text:style-name="P77">Buddism<text:line-break/></text:p>
        </text:list-item>
        <text:list-item>
          <text:p text:style-name="P77">Krishanism</text:p>
        </text:list-item>
        <text:list-item>
          <text:p text:style-name="P77">I believe in God but do not identify as a specific religion<text:line-break/></text:p>
        </text:list-item>
        <text:list-item>
          <text:p text:style-name="P77">Other</text:p>
        </text:list-item>
        <text:list-item>
          <text:p text:style-name="P77">Don’t know</text:p>
        </text:list-item>
      </text:list>
      <text:h text:style-name="Heading_20_2" text:outline-level="2">Which group or groups do you feel like you belong to? (Valdai Groupin Identiteetti-kyselyn kysymys)</text:h>
      <text:list text:style-name="L72">
        <text:list-item>
          <text:p text:style-name="P78">Middle class</text:p>
        </text:list-item>
        <text:list-item>
          <text:p text:style-name="P78">Pensioners</text:p>
        </text:list-item>
        <text:list-item>
          <text:p text:style-name="P78">Russians</text:p>
        </text:list-item>
        <text:list-item>
          <text:p text:style-name="P78">Christians or Orthodox Christians</text:p>
        </text:list-item>
        <text:list-item>
          <text:p text:style-name="P78">Russian citizen</text:p>
        </text:list-item>
        <text:list-item>
          <text:p text:style-name="P78">Working people</text:p>
        </text:list-item>
        <text:list-item>
          <text:p text:style-name="P78">Intelligentsija</text:p>
        </text:list-item>
        <text:list-item>
          <text:p text:style-name="P78">Resident of big city</text:p>
        </text:list-item>
        <text:list-item>
          <text:p text:style-name="P78">Rural dveller</text:p>
        </text:list-item>
        <text:list-item>
          <text:p text:style-name="P78">Professional, specialists</text:p>
        </text:list-item>
        <text:list-item>
          <text:p text:style-name="P78">European</text:p>
        </text:list-item>
        <text:list-item>
          <text:p text:style-name="P78">Liberal</text:p>
        </text:list-item>
        <text:list-item>
          <text:p text:style-name="P78">Other</text:p>
        </text:list-item>
        <text:list-item>
          <text:p text:style-name="P78">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itizens</text:p>
            </table:table-cell>
            <table:table-cell table:style-name="Table19.A1" office:value-type="string">
              <text:p text:style-name="Table_20_Heading">Private companies</text:p>
            </table:table-cell>
            <table:table-cell table:style-name="Table19.A1" office:value-type="string">
              <text:p text:style-name="Table_20_Heading">Local authorities</text:p>
            </table:table-cell>
            <table:table-cell table:style-name="Table19.A1" office:value-type="string">
              <text:p text:style-name="Table_20_Heading">Regional authorities</text:p>
            </table:table-cell>
            <table:table-cell table:style-name="Table19.A1" office:value-type="string">
              <text:p text:style-name="Table_20_Heading">State, federal power</text:p>
            </table:table-cell>
            <table:table-cell table:style-name="Table19.A1" office:value-type="string">
              <text:p text:style-name="Table_20_Heading">NGO</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6</text:p>
          </table:table-cell>
        </table:table-row>
      </table:table>
      <text:list text:style-name="L73">
        <text:list-item>
          <text:p text:style-name="P79">Taking care of children</text:p>
        </text:list-item>
        <text:list-item>
          <text:p text:style-name="P79">Taking care of the elderly</text:p>
        </text:list-item>
        <text:list-item>
          <text:p text:style-name="P79">Taking care of people with disabilities</text:p>
        </text:list-item>
        <text:list-item>
          <text:p text:style-name="P79">Taking care of orphans</text:p>
        </text:list-item>
        <text:list-item>
          <text:p text:style-name="P79">Communal services</text:p>
        </text:list-item>
        <text:list-item>
          <text:p text:style-name="P79">Leisure institutions</text:p>
        </text:list-item>
        <text:list-item>
          <text:p text:style-name="P79">Medical care</text:p>
        </text:list-item>
        <text:list-item>
          <text:p text:style-name="P79">Schools</text:p>
        </text:list-item>
        <text:list-item>
          <text:p text:style-name="P79">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3">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very important</text:p>
            </table:table-cell>
            <table:table-cell table:style-name="Table20.A1" office:value-type="string">
              <text:p text:style-name="Table_20_Heading">Important</text:p>
            </table:table-cell>
            <table:table-cell table:style-name="Table20.A1" office:value-type="string">
              <text:p text:style-name="Table_20_Heading">Not important nor unimportant</text:p>
            </table:table-cell>
            <table:table-cell table:style-name="Table20.A1" office:value-type="string">
              <text:p text:style-name="Table_20_Heading">unimportant</text:p>
            </table:table-cell>
            <table:table-cell table:style-name="Table20.A1" office:value-type="string">
              <text:p text:style-name="Table_20_Heading">Completely unimportan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74">
        <text:list-item>
          <text:p text:style-name="P80">Rich parents</text:p>
        </text:list-item>
        <text:list-item>
          <text:p text:style-name="P80">Relatives in managerial positions</text:p>
        </text:list-item>
        <text:list-item>
          <text:p text:style-name="P80">Good education</text:p>
        </text:list-item>
        <text:list-item>
          <text:p text:style-name="P80">Useful connections</text:p>
        </text:list-item>
        <text:list-item>
          <text:p text:style-name="P80">Hard work</text:p>
        </text:list-item>
        <text:list-item>
          <text:p text:style-name="P80">Persistence in achieving one’s goals</text:p>
        </text:list-item>
        <text:list-item>
          <text:p text:style-name="P80">Ability to take risks</text:p>
        </text:list-item>
        <text:list-item>
          <text:p text:style-name="P80">Ambition, ability to set lofty goals</text:p>
        </text:list-item>
        <text:list-item>
          <text:p text:style-name="P80">Gift of intellect</text:p>
        </text:list-item>
        <text:list-item>
          <text:p text:style-name="P80">Living in a capital</text:p>
        </text:list-item>
        <text:list-item>
          <text:p text:style-name="P80">Connections abroad</text:p>
        </text:list-item>
        <text:list-item>
          <text:p text:style-name="P80">Charm, communicative skills</text:p>
        </text:list-item>
        <text:list-item>
          <text:p text:style-name="P80">Correct political views</text:p>
        </text:list-item>
        <text:list-item>
          <text:p text:style-name="P80">Right ethnic background</text:p>
        </text:list-item>
        <text:list-item>
          <text:p text:style-name="P80">Honesty</text:p>
        </text:list-item>
        <text:list-item>
          <text:p text:style-name="P80">Law abidance</text:p>
        </text:list-item>
        <text:list-item>
          <text:p text:style-name="P80">Independence</text:p>
        </text:list-item>
        <text:list-item>
          <text:p text:style-name="P80">Luck</text:p>
        </text:list-item>
      </text:list>
      <text:h text:style-name="Heading_20_2" text:outline-level="2">Evaluate how important are these qualities for advancement in contemporary Russian society.</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75">
        <text:list-item>
          <text:p text:style-name="P81">Rich parents</text:p>
        </text:list-item>
        <text:list-item>
          <text:p text:style-name="P81">Relatives in managerial positions</text:p>
        </text:list-item>
        <text:list-item>
          <text:p text:style-name="P81">Good education</text:p>
        </text:list-item>
        <text:list-item>
          <text:p text:style-name="P81">Useful connections</text:p>
        </text:list-item>
        <text:list-item>
          <text:p text:style-name="P81">Hard work</text:p>
        </text:list-item>
        <text:list-item>
          <text:p text:style-name="P81">Persistence in achieving one’s goals</text:p>
        </text:list-item>
        <text:list-item>
          <text:p text:style-name="P81">Ability to take risks</text:p>
        </text:list-item>
        <text:list-item>
          <text:p text:style-name="P81">Ambition, ability to set lofty goals</text:p>
        </text:list-item>
        <text:list-item>
          <text:p text:style-name="P81">Gift of intellect</text:p>
        </text:list-item>
        <text:list-item>
          <text:p text:style-name="P81">Living in a capital</text:p>
        </text:list-item>
        <text:list-item>
          <text:p text:style-name="P81">Connections abroad</text:p>
        </text:list-item>
        <text:list-item>
          <text:p text:style-name="P81">Charm, communicative skills</text:p>
        </text:list-item>
        <text:list-item>
          <text:p text:style-name="P81">Correct political views</text:p>
        </text:list-item>
        <text:list-item>
          <text:p text:style-name="P81">Right ethnic background</text:p>
        </text:list-item>
        <text:list-item>
          <text:p text:style-name="P81">Honesty</text:p>
        </text:list-item>
        <text:list-item>
          <text:p text:style-name="P81">Law abidance</text:p>
        </text:list-item>
        <text:list-item>
          <text:p text:style-name="P81">Independence</text:p>
        </text:list-item>
        <text:list-item>
          <text:p text:style-name="P81">Luck</text:p>
        </text:list-item>
      </text:list>
      <text:h text:style-name="Heading_20_2" text:outline-level="2">To which ethnicity do you refer yourself?</text:h>
      <text:list text:style-name="L76">
        <text:list-item>
          <text:p text:style-name="P82">Russian</text:p>
        </text:list-item>
        <text:list-item>
          <text:p text:style-name="P82">Ukrainian</text:p>
        </text:list-item>
        <text:list-item>
          <text:p text:style-name="P82">Tatar</text:p>
        </text:list-item>
        <text:list-item>
          <text:p text:style-name="P82">Chuvash</text:p>
        </text:list-item>
        <text:list-item>
          <text:p text:style-name="P82">Belorussian</text:p>
        </text:list-item>
        <text:list-item>
          <text:p text:style-name="P82">Jewish</text:p>
        </text:list-item>
        <text:list-item>
          <text:p text:style-name="P82">Other, specify which _______________________</text:p>
        </text:list-item>
        <text:list-item>
          <text:p text:style-name="P82">Hard to say</text:p>
        </text:list-item>
      </text:list>
      <text:h text:style-name="Heading_20_2" text:outline-level="2">How acute conflicts do you see between these dimensions?</text:h>
      <text:p text:style-name="First_20_paragraph"><text:span text:style-name="T305">Scale:</text:span> !!! TSEKAA SKAAALAA Ja SANOITU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serious</text:p>
            </table:table-cell>
            <table:table-cell table:style-name="Table22.A1" office:value-type="string">
              <text:p text:style-name="Table_20_Heading">serious</text:p>
            </table:table-cell>
            <table:table-cell table:style-name="Table22.A1" office:value-type="string">
              <text:p text:style-name="Table_20_Heading">Not serious nor less serious</text:p>
            </table:table-cell>
            <table:table-cell table:style-name="Table22.A1" office:value-type="string">
              <text:p text:style-name="Table_20_Heading">less serious</text:p>
            </table:table-cell>
            <table:table-cell table:style-name="Table22.A1" office:value-type="string">
              <text:p text:style-name="Table_20_Heading">Completely less serious</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77">
        <text:list-item>
          <text:p text:style-name="P83">Income</text:p>
        </text:list-item>
        <text:list-item>
          <text:p text:style-name="P83">Generation (Old-young)</text:p>
        </text:list-item>
        <text:list-item>
          <text:p text:style-name="P83">Culture (Tradition-modern)</text:p>
        </text:list-item>
        <text:list-item>
          <text:p text:style-name="P83">Social class (Workers-Bourgeoisie)</text:p>
        </text:list-item>
        <text:list-item>
          <text:p text:style-name="P83">Ethnicity (Russians-others)</text:p>
        </text:list-item>
        <text:list-item>
          <text:p text:style-name="P83">Religion (Orthodox-others)</text:p>
        </text:list-item>
        <text:list-item>
          <text:p text:style-name="P83">Place of residence (Cities-countryside)</text:p>
        </text:list-item>
        <text:list-item>
          <text:p text:style-name="P83">Ideology (Left-Right)</text:p>
        </text:list-item>
        <text:list-item>
          <text:p text:style-name="P83">Region (Moscow-Siberia)</text:p>
        </text:list-item>
      </text:list>
      <text:h text:style-name="Heading_20_2" text:outline-level="2">How proud you are of? (scale= 1-5 +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proud</text:p>
            </table:table-cell>
            <table:table-cell table:style-name="Table23.A1" office:value-type="string">
              <text:p text:style-name="Table_20_Heading">proud</text:p>
            </table:table-cell>
            <table:table-cell table:style-name="Table23.A1" office:value-type="string">
              <text:p text:style-name="Table_20_Heading">moderately proud</text:p>
            </table:table-cell>
            <table:table-cell table:style-name="Table23.A1" office:value-type="string">
              <text:p text:style-name="Table_20_Heading">somewhat proud</text:p>
            </table:table-cell>
            <table:table-cell table:style-name="Table23.A1" office:value-type="string">
              <text:p text:style-name="Table_20_Heading">Not proud</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0</text:p>
          </table:table-cell>
          <table:table-cell table:style-name="Table23.A1" office:value-type="string">
            <text:p text:style-name="Table_20_Contents">9</text:p>
          </table:table-cell>
        </table:table-row>
      </table:table>
      <text:list text:style-name="L78">
        <text:list-item>
          <text:p text:style-name="P84">Current state of democracy in Russia</text:p>
        </text:list-item>
        <text:list-item>
          <text:p text:style-name="P84">Russia’ political influence in the world affairs</text:p>
        </text:list-item>
        <text:list-item>
          <text:p text:style-name="P84">Russia’s economic achievements</text:p>
        </text:list-item>
        <text:list-item>
          <text:p text:style-name="P84">Population’s social security</text:p>
        </text:list-item>
        <text:list-item>
          <text:p text:style-name="P84">Fairness and equal rights for all social groups in Russia</text:p>
        </text:list-item>
        <text:list-item>
          <text:p text:style-name="P84">Russia’s scientific and technical achievements</text:p>
        </text:list-item>
        <text:list-item>
          <text:p text:style-name="P84">Russia’s sports achievements</text:p>
        </text:list-item>
        <text:list-item>
          <text:p text:style-name="P84">Russia’s achievements in literature and art</text:p>
        </text:list-item>
        <text:list-item>
          <text:p text:style-name="P84">Russian war victories</text:p>
        </text:list-item>
        <text:list-item>
          <text:p text:style-name="P84">Russian history</text:p>
        </text:list-item>
        <text:list-item>
          <text:p text:style-name="P84">Russian territory</text:p>
        </text:list-item>
        <text:list-item>
          <text:p text:style-name="P84">Russian nature</text:p>
        </text:list-item>
      </text:list>
      <text:h text:style-name="Heading_20_2" text:outline-level="2">Which type of state you would like to see Russia?</text:h>
      <text:list text:style-name="L79">
        <text:list-item>
          <text:p text:style-name="P85">Socialist state like the USSR</text:p>
        </text:list-item>
        <text:list-item>
          <text:p text:style-name="P85">Country with developed welfare state like Finland or Sweden</text:p>
        </text:list-item>
        <text:list-item>
          <text:p text:style-name="P85">Country with liberal economy and developed democracy as Great Britain</text:p>
        </text:list-item>
        <text:list-item>
          <text:p text:style-name="P85">Country like China with rapic economic growth and strict control of society</text:p>
        </text:list-item>
        <text:list-item>
          <text:p text:style-name="P85">Difficult to answer</text:p>
        </text:list-item>
      </text:list>
      <text:h text:style-name="Heading_20_1" text:outline-level="1">Personal data</text:h>
      <text:h text:style-name="Heading_20_2" text:outline-level="2">What year were you born in?</text:h>
      <text:list text:style-name="L80">
        <text:list-item>
          <text:p text:style-name="P86">____ year</text:p>
        </text:list-item>
      </text:list>
      <text:h text:style-name="Heading_20_2" text:outline-level="2">How long have you been living here in this city, town, village?</text:h>
      <text:list text:style-name="L81">
        <text:list-item>
          <text:p text:style-name="P87">All my life</text:p>
        </text:list-item>
        <text:list-item>
          <text:p text:style-name="P87">More than 15 years</text:p>
        </text:list-item>
        <text:list-item>
          <text:p text:style-name="P87">About 10-15 years</text:p>
        </text:list-item>
        <text:list-item>
          <text:p text:style-name="P87">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82">
        <text:list-item>
          <text:p text:style-name="P88">________________________________ 1 2 3 4</text:p>
        </text:list-item>
        <text:list-item>
          <text:p text:style-name="P88">________________________________ 1 2 3 4</text:p>
        </text:list-item>
        <text:list-item>
          <text:p text:style-name="P88">________________________________ 1 2 3 4</text:p>
        </text:list-item>
        <text:list-item>
          <text:p text:style-name="P88">________________________________ 1 2 3 4</text:p>
        </text:list-item>
      </text:list>
      <text:h text:style-name="Heading_20_2" text:outline-level="2">Respondent’s sex</text:h>
      <text:list text:style-name="L83">
        <text:list-item>
          <text:p text:style-name="P89">Male 1</text:p>
        </text:list-item>
        <text:list-item>
          <text:p text:style-name="P89">Female 2</text:p>
        </text:list-item>
      </text:list>
      <text:h text:style-name="Heading_20_2" text:outline-level="2">Type of settlement where interview was held</text:h>
      <text:list text:style-name="L84">
        <text:list-item>
          <text:p text:style-name="P90">Moscow 1</text:p>
        </text:list-item>
        <text:list-item>
          <text:p text:style-name="P90">S.Petersburg 2</text:p>
        </text:list-item>
        <text:list-item>
          <text:p text:style-name="P90">City with the population of one million or more 3</text:p>
        </text:list-item>
        <text:list-item>
          <text:p text:style-name="P90">City with the population from 500 o 999 thousand 4</text:p>
        </text:list-item>
        <text:list-item>
          <text:p text:style-name="P90">City with the population from 100 to 499 thousand 5</text:p>
        </text:list-item>
        <text:list-item>
          <text:p text:style-name="P90">Town with the population from 50 to 99 thousand 6</text:p>
        </text:list-item>
        <text:list-item>
          <text:p text:style-name="P90">Town with the population from 10 to 49 thousand 7</text:p>
        </text:list-item>
        <text:list-item>
          <text:p text:style-name="P90">Small urban type settlement 8</text:p>
        </text:list-item>
        <text:list-item>
          <text:p text:style-name="P90">Big village, no fewer than 100 families 9</text:p>
        </text:list-item>
        <text:list-item>
          <text:p text:style-name="P90">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